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IF(OR(MOD([.A3];7)=0;com.sun.star.sheet.addin.Analysis.getIsodd([.A3]));SUM([.B2];com.sun.star.sheet.addin.Analysis.getQuotient(ROW([.B3]);5));[.B2]-1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F(OR(MOD([.A4];7)=0;com.sun.star.sheet.addin.Analysis.getIsodd([.A4]));SUM([.B3];com.sun.star.sheet.addin.Analysis.getQuotient(ROW([.B4]);5));[.B3]-1)" office:value-type="float" office:value="-1">
            <text:p>-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F(OR(MOD([.A5];7)=0;com.sun.star.sheet.addin.Analysis.getIsodd([.A5]));SUM([.B4];com.sun.star.sheet.addin.Analysis.getQuotient(ROW([.B5]);5));[.B4]-1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OR(MOD([.A6];7)=0;com.sun.star.sheet.addin.Analysis.getIsodd([.A6]));SUM([.B5];com.sun.star.sheet.addin.Analysis.getQuotient(ROW([.B6]);5));[.B5]-1)" office:value-type="float" office:value="-1">
            <text:p>-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F(OR(MOD([.A7];7)=0;com.sun.star.sheet.addin.Analysis.getIsodd([.A7]));SUM([.B6];com.sun.star.sheet.addin.Analysis.getQuotient(ROW([.B7]);5));[.B6]-1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IF(OR(MOD([.A8];7)=0;com.sun.star.sheet.addin.Analysis.getIsodd([.A8]));SUM([.B7];com.sun.star.sheet.addin.Analysis.getQuotient(ROW([.B8]);5));[.B7]-1)" office:value-type="float" office:value="-1">
            <text:p>-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IF(OR(MOD([.A9];7)=0;com.sun.star.sheet.addin.Analysis.getIsodd([.A9]));SUM([.B8];com.sun.star.sheet.addin.Analysis.getQuotient(ROW([.B9]);5));[.B8]-1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IF(OR(MOD([.A10];7)=0;com.sun.star.sheet.addin.Analysis.getIsodd([.A10]));SUM([.B9];com.sun.star.sheet.addin.Analysis.getQuotient(ROW([.B10]);5));[.B9]-1)" office:value-type="float" office:value="-1">
            <text:p>-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OR(MOD([.A11];7)=0;com.sun.star.sheet.addin.Analysis.getIsodd([.A11]));SUM([.B10];com.sun.star.sheet.addin.Analysis.getQuotient(ROW([.B11]);5));[.B10]-1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IF(OR(MOD([.A12];7)=0;com.sun.star.sheet.addin.Analysis.getIsodd([.A12]));SUM([.B11];com.sun.star.sheet.addin.Analysis.getQuotient(ROW([.B12]);5));[.B11]-1)"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ooc:=IF(OR(MOD([.A13];7)=0;com.sun.star.sheet.addin.Analysis.getIsodd([.A13]));SUM([.B12];com.sun.star.sheet.addin.Analysis.getQuotient(ROW([.B13]);5));[.B12]-1)"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ooc:=IF(OR(MOD([.A14];7)=0;com.sun.star.sheet.addin.Analysis.getIsodd([.A14]));SUM([.B13];com.sun.star.sheet.addin.Analysis.getQuotient(ROW([.B14]);5));[.B13]-1)"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ooc:=IF(OR(MOD([.A15];7)=0;com.sun.star.sheet.addin.Analysis.getIsodd([.A15]));SUM([.B14];com.sun.star.sheet.addin.Analysis.getQuotient(ROW([.B15]);5));[.B14]-1)" office:value-type="float" office:value="7">
            <text:p>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ooc:=IF(OR(MOD([.A16];7)=0;com.sun.star.sheet.addin.Analysis.getIsodd([.A16]));SUM([.B15];com.sun.star.sheet.addin.Analysis.getQuotient(ROW([.B16]);5));[.B15]-1)" office:value-type="float" office:value="6">
            <text:p>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ooc:=IF(OR(MOD([.A17];7)=0;com.sun.star.sheet.addin.Analysis.getIsodd([.A17]));SUM([.B16];com.sun.star.sheet.addin.Analysis.getQuotient(ROW([.B17]);5));[.B16]-1)" office:value-type="float" office:value="9">
            <text:p>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ooc:=IF(OR(MOD([.A18];7)=0;com.sun.star.sheet.addin.Analysis.getIsodd([.A18]));SUM([.B17];com.sun.star.sheet.addin.Analysis.getQuotient(ROW([.B18]);5));[.B17]-1)" office:value-type="float" office:value="8">
            <text:p>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ooc:=IF(OR(MOD([.A19];7)=0;com.sun.star.sheet.addin.Analysis.getIsodd([.A19]));SUM([.B18];com.sun.star.sheet.addin.Analysis.getQuotient(ROW([.B19]);5));[.B18]-1)" office:value-type="float" office:value="11">
            <text:p>1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ooc:=IF(OR(MOD([.A20];7)=0;com.sun.star.sheet.addin.Analysis.getIsodd([.A20]));SUM([.B19];com.sun.star.sheet.addin.Analysis.getQuotient(ROW([.B20]);5));[.B19]-1)" office:value-type="float" office:value="10">
            <text:p>1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ooc:=IF(OR(MOD([.A21];7)=0;com.sun.star.sheet.addin.Analysis.getIsodd([.A21]));SUM([.B20];com.sun.star.sheet.addin.Analysis.getQuotient(ROW([.B21]);5));[.B20]-1)" office:value-type="float" office:value="14">
            <text:p>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ooc:=IF(OR(MOD([.A22];7)=0;com.sun.star.sheet.addin.Analysis.getIsodd([.A22]));SUM([.B21];com.sun.star.sheet.addin.Analysis.getQuotient(ROW([.B22]);5));[.B21]-1)" office:value-type="float" office:value="13">
            <text:p>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ooc:=IF(OR(MOD([.A23];7)=0;com.sun.star.sheet.addin.Analysis.getIsodd([.A23]));SUM([.B22];com.sun.star.sheet.addin.Analysis.getQuotient(ROW([.B23]);5));[.B22]-1)" office:value-type="float" office:value="17">
            <text:p>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IF(OR(MOD([.A24];7)=0;com.sun.star.sheet.addin.Analysis.getIsodd([.A24]));SUM([.B23];com.sun.star.sheet.addin.Analysis.getQuotient(ROW([.B24]);5));[.B23]-1)" office:value-type="float" office:value="16">
            <text:p>1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ooc:=IF(OR(MOD([.A25];7)=0;com.sun.star.sheet.addin.Analysis.getIsodd([.A25]));SUM([.B24];com.sun.star.sheet.addin.Analysis.getQuotient(ROW([.B25]);5));[.B24]-1)"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ooc:=IF(OR(MOD([.A26];7)=0;com.sun.star.sheet.addin.Analysis.getIsodd([.A26]));SUM([.B25];com.sun.star.sheet.addin.Analysis.getQuotient(ROW([.B26]);5));[.B25]-1)" office:value-type="float" office:value="26">
            <text:p>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ooc:=IF(OR(MOD([.A27];7)=0;com.sun.star.sheet.addin.Analysis.getIsodd([.A27]));SUM([.B26];com.sun.star.sheet.addin.Analysis.getQuotient(ROW([.B27]);5));[.B26]-1)" office:value-type="float" office:value="31">
            <text:p>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ooc:=IF(OR(MOD([.A28];7)=0;com.sun.star.sheet.addin.Analysis.getIsodd([.A28]));SUM([.B27];com.sun.star.sheet.addin.Analysis.getQuotient(ROW([.B28]);5));[.B27]-1)" office:value-type="float" office:value="30">
            <text:p>3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ooc:=IF(OR(MOD([.A29];7)=0;com.sun.star.sheet.addin.Analysis.getIsodd([.A29]));SUM([.B28];com.sun.star.sheet.addin.Analysis.getQuotient(ROW([.B29]);5));[.B28]-1)" office:value-type="float" office:value="35">
            <text:p>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ooc:=IF(OR(MOD([.A30];7)=0;com.sun.star.sheet.addin.Analysis.getIsodd([.A30]));SUM([.B29];com.sun.star.sheet.addin.Analysis.getQuotient(ROW([.B30]);5));[.B29]-1)" office:value-type="float" office:value="34">
            <text:p>3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ooc:=IF(OR(MOD([.A31];7)=0;com.sun.star.sheet.addin.Analysis.getIsodd([.A31]));SUM([.B30];com.sun.star.sheet.addin.Analysis.getQuotient(ROW([.B31]);5));[.B30]-1)" office:value-type="float" office:value="40">
            <text:p>4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ooc:=IF(OR(MOD([.A32];7)=0;com.sun.star.sheet.addin.Analysis.getIsodd([.A32]));SUM([.B31];com.sun.star.sheet.addin.Analysis.getQuotient(ROW([.B32]);5));[.B31]-1)" office:value-type="float" office:value="39">
            <text:p>3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ooc:=IF(OR(MOD([.A33];7)=0;com.sun.star.sheet.addin.Analysis.getIsodd([.A33]));SUM([.B32];com.sun.star.sheet.addin.Analysis.getQuotient(ROW([.B33]);5));[.B32]-1)" office:value-type="float" office:value="45">
            <text:p>4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ooc:=IF(OR(MOD([.A34];7)=0;com.sun.star.sheet.addin.Analysis.getIsodd([.A34]));SUM([.B33];com.sun.star.sheet.addin.Analysis.getQuotient(ROW([.B34]);5));[.B33]-1)" office:value-type="float" office:value="44">
            <text:p>4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ooc:=IF(OR(MOD([.A35];7)=0;com.sun.star.sheet.addin.Analysis.getIsodd([.A35]));SUM([.B34];com.sun.star.sheet.addin.Analysis.getQuotient(ROW([.B35]);5));[.B34]-1)" office:value-type="float" office:value="51">
            <text:p>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IF(OR(MOD([.A36];7)=0;com.sun.star.sheet.addin.Analysis.getIsodd([.A36]));SUM([.B35];com.sun.star.sheet.addin.Analysis.getQuotient(ROW([.B36]);5));[.B35]-1)" office:value-type="float" office:value="50">
            <text:p>5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ooc:=IF(OR(MOD([.A37];7)=0;com.sun.star.sheet.addin.Analysis.getIsodd([.A37]));SUM([.B36];com.sun.star.sheet.addin.Analysis.getQuotient(ROW([.B37]);5));[.B36]-1)" office:value-type="float" office:value="57">
            <text:p>5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ooc:=IF(OR(MOD([.A38];7)=0;com.sun.star.sheet.addin.Analysis.getIsodd([.A38]));SUM([.B37];com.sun.star.sheet.addin.Analysis.getQuotient(ROW([.B38]);5));[.B37]-1)"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ooc:=IF(OR(MOD([.A39];7)=0;com.sun.star.sheet.addin.Analysis.getIsodd([.A39]));SUM([.B38];com.sun.star.sheet.addin.Analysis.getQuotient(ROW([.B39]);5));[.B38]-1)" office:value-type="float" office:value="63">
            <text:p>6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ooc:=IF(OR(MOD([.A40];7)=0;com.sun.star.sheet.addin.Analysis.getIsodd([.A40]));SUM([.B39];com.sun.star.sheet.addin.Analysis.getQuotient(ROW([.B40]);5));[.B39]-1)" office:value-type="float" office:value="71">
            <text:p>7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ooc:=IF(OR(MOD([.A41];7)=0;com.sun.star.sheet.addin.Analysis.getIsodd([.A41]));SUM([.B40];com.sun.star.sheet.addin.Analysis.getQuotient(ROW([.B41]);5));[.B40]-1)" office:value-type="float" office:value="79">
            <text:p>7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ooc:=IF(OR(MOD([.A42];7)=0;com.sun.star.sheet.addin.Analysis.getIsodd([.A42]));SUM([.B41];com.sun.star.sheet.addin.Analysis.getQuotient(ROW([.B42]);5));[.B41]-1)" office:value-type="float" office:value="78">
            <text:p>7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ooc:=IF(OR(MOD([.A43];7)=0;com.sun.star.sheet.addin.Analysis.getIsodd([.A43]));SUM([.B42];com.sun.star.sheet.addin.Analysis.getQuotient(ROW([.B43]);5));[.B42]-1)" office:value-type="float" office:value="86">
            <text:p>8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ooc:=IF(OR(MOD([.A44];7)=0;com.sun.star.sheet.addin.Analysis.getIsodd([.A44]));SUM([.B43];com.sun.star.sheet.addin.Analysis.getQuotient(ROW([.B44]);5));[.B43]-1)" office:value-type="float" office:value="85">
            <text:p>8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ooc:=IF(OR(MOD([.A45];7)=0;com.sun.star.sheet.addin.Analysis.getIsodd([.A45]));SUM([.B44];com.sun.star.sheet.addin.Analysis.getQuotient(ROW([.B45]);5));[.B44]-1)" office:value-type="float" office:value="94">
            <text:p>9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ooc:=IF(OR(MOD([.A46];7)=0;com.sun.star.sheet.addin.Analysis.getIsodd([.A46]));SUM([.B45];com.sun.star.sheet.addin.Analysis.getQuotient(ROW([.B46]);5));[.B45]-1)" office:value-type="float" office:value="93">
            <text:p>9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ooc:=IF(OR(MOD([.A47];7)=0;com.sun.star.sheet.addin.Analysis.getIsodd([.A47]));SUM([.B46];com.sun.star.sheet.addin.Analysis.getQuotient(ROW([.B47]);5));[.B46]-1)" office:value-type="float" office:value="102">
            <text:p>1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ooc:=IF(OR(MOD([.A48];7)=0;com.sun.star.sheet.addin.Analysis.getIsodd([.A48]));SUM([.B47];com.sun.star.sheet.addin.Analysis.getQuotient(ROW([.B48]);5));[.B47]-1)" office:value-type="float" office:value="101">
            <text:p>10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ooc:=IF(OR(MOD([.A49];7)=0;com.sun.star.sheet.addin.Analysis.getIsodd([.A49]));SUM([.B48];com.sun.star.sheet.addin.Analysis.getQuotient(ROW([.B49]);5));[.B48]-1)" office:value-type="float" office:value="110">
            <text:p>11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ooc:=IF(OR(MOD([.A50];7)=0;com.sun.star.sheet.addin.Analysis.getIsodd([.A50]));SUM([.B49];com.sun.star.sheet.addin.Analysis.getQuotient(ROW([.B50]);5));[.B49]-1)" office:value-type="float" office:value="109">
            <text:p>1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ooc:=IF(OR(MOD([.A51];7)=0;com.sun.star.sheet.addin.Analysis.getIsodd([.A51]));SUM([.B50];com.sun.star.sheet.addin.Analysis.getQuotient(ROW([.B51]);5));[.B50]-1)" office:value-type="float" office:value="119">
            <text:p>11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ooc:=IF(OR(MOD([.A52];7)=0;com.sun.star.sheet.addin.Analysis.getIsodd([.A52]));SUM([.B51];com.sun.star.sheet.addin.Analysis.getQuotient(ROW([.B52]);5));[.B51]-1)" office:value-type="float" office:value="118">
            <text:p>11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ooc:=IF(OR(MOD([.A53];7)=0;com.sun.star.sheet.addin.Analysis.getIsodd([.A53]));SUM([.B52];com.sun.star.sheet.addin.Analysis.getQuotient(ROW([.B53]);5));[.B52]-1)" office:value-type="float" office:value="128">
            <text:p>12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ooc:=IF(OR(MOD([.A54];7)=0;com.sun.star.sheet.addin.Analysis.getIsodd([.A54]));SUM([.B53];com.sun.star.sheet.addin.Analysis.getQuotient(ROW([.B54]);5));[.B53]-1)" office:value-type="float" office:value="138">
            <text:p>13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ooc:=IF(OR(MOD([.A55];7)=0;com.sun.star.sheet.addin.Analysis.getIsodd([.A55]));SUM([.B54];com.sun.star.sheet.addin.Analysis.getQuotient(ROW([.B55]);5));[.B54]-1)" office:value-type="float" office:value="149">
            <text:p>14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ooc:=IF(OR(MOD([.A56];7)=0;com.sun.star.sheet.addin.Analysis.getIsodd([.A56]));SUM([.B55];com.sun.star.sheet.addin.Analysis.getQuotient(ROW([.B56]);5));[.B55]-1)" office:value-type="float" office:value="148">
            <text:p>14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ooc:=IF(OR(MOD([.A57];7)=0;com.sun.star.sheet.addin.Analysis.getIsodd([.A57]));SUM([.B56];com.sun.star.sheet.addin.Analysis.getQuotient(ROW([.B57]);5));[.B56]-1)" office:value-type="float" office:value="159">
            <text:p>15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ooc:=IF(OR(MOD([.A58];7)=0;com.sun.star.sheet.addin.Analysis.getIsodd([.A58]));SUM([.B57];com.sun.star.sheet.addin.Analysis.getQuotient(ROW([.B58]);5));[.B57]-1)" office:value-type="float" office:value="158">
            <text:p>15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ooc:=IF(OR(MOD([.A59];7)=0;com.sun.star.sheet.addin.Analysis.getIsodd([.A59]));SUM([.B58];com.sun.star.sheet.addin.Analysis.getQuotient(ROW([.B59]);5));[.B58]-1)" office:value-type="float" office:value="169">
            <text:p>16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ooc:=IF(OR(MOD([.A60];7)=0;com.sun.star.sheet.addin.Analysis.getIsodd([.A60]));SUM([.B59];com.sun.star.sheet.addin.Analysis.getQuotient(ROW([.B60]);5));[.B59]-1)" office:value-type="float" office:value="168">
            <text:p>16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ooc:=IF(OR(MOD([.A61];7)=0;com.sun.star.sheet.addin.Analysis.getIsodd([.A61]));SUM([.B60];com.sun.star.sheet.addin.Analysis.getQuotient(ROW([.B61]);5));[.B60]-1)" office:value-type="float" office:value="180">
            <text:p>18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ooc:=IF(OR(MOD([.A62];7)=0;com.sun.star.sheet.addin.Analysis.getIsodd([.A62]));SUM([.B61];com.sun.star.sheet.addin.Analysis.getQuotient(ROW([.B62]);5));[.B61]-1)" office:value-type="float" office:value="179">
            <text:p>17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ooc:=IF(OR(MOD([.A63];7)=0;com.sun.star.sheet.addin.Analysis.getIsodd([.A63]));SUM([.B62];com.sun.star.sheet.addin.Analysis.getQuotient(ROW([.B63]);5));[.B62]-1)" office:value-type="float" office:value="191">
            <text:p>19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ooc:=IF(OR(MOD([.A64];7)=0;com.sun.star.sheet.addin.Analysis.getIsodd([.A64]));SUM([.B63];com.sun.star.sheet.addin.Analysis.getQuotient(ROW([.B64]);5));[.B63]-1)" office:value-type="float" office:value="190">
            <text:p>19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ooc:=IF(OR(MOD([.A65];7)=0;com.sun.star.sheet.addin.Analysis.getIsodd([.A65]));SUM([.B64];com.sun.star.sheet.addin.Analysis.getQuotient(ROW([.B65]);5));[.B64]-1)" office:value-type="float" office:value="203">
            <text:p>20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ooc:=IF(OR(MOD([.A66];7)=0;com.sun.star.sheet.addin.Analysis.getIsodd([.A66]));SUM([.B65];com.sun.star.sheet.addin.Analysis.getQuotient(ROW([.B66]);5));[.B65]-1)" office:value-type="float" office:value="202">
            <text:p>20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ooc:=IF(OR(MOD([.A67];7)=0;com.sun.star.sheet.addin.Analysis.getIsodd([.A67]));SUM([.B66];com.sun.star.sheet.addin.Analysis.getQuotient(ROW([.B67]);5));[.B66]-1)" office:value-type="float" office:value="215">
            <text:p>21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ooc:=IF(OR(MOD([.A68];7)=0;com.sun.star.sheet.addin.Analysis.getIsodd([.A68]));SUM([.B67];com.sun.star.sheet.addin.Analysis.getQuotient(ROW([.B68]);5));[.B67]-1)" office:value-type="float" office:value="228">
            <text:p>22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ooc:=IF(OR(MOD([.A69];7)=0;com.sun.star.sheet.addin.Analysis.getIsodd([.A69]));SUM([.B68];com.sun.star.sheet.addin.Analysis.getQuotient(ROW([.B69]);5));[.B68]-1)" office:value-type="float" office:value="241">
            <text:p>24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ooc:=IF(OR(MOD([.A70];7)=0;com.sun.star.sheet.addin.Analysis.getIsodd([.A70]));SUM([.B69];com.sun.star.sheet.addin.Analysis.getQuotient(ROW([.B70]);5));[.B69]-1)" office:value-type="float" office:value="240">
            <text:p>24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ooc:=IF(OR(MOD([.A71];7)=0;com.sun.star.sheet.addin.Analysis.getIsodd([.A71]));SUM([.B70];com.sun.star.sheet.addin.Analysis.getQuotient(ROW([.B71]);5));[.B70]-1)" office:value-type="float" office:value="254">
            <text:p>25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ooc:=IF(OR(MOD([.A72];7)=0;com.sun.star.sheet.addin.Analysis.getIsodd([.A72]));SUM([.B71];com.sun.star.sheet.addin.Analysis.getQuotient(ROW([.B72]);5));[.B71]-1)" office:value-type="float" office:value="253">
            <text:p>25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ooc:=IF(OR(MOD([.A73];7)=0;com.sun.star.sheet.addin.Analysis.getIsodd([.A73]));SUM([.B72];com.sun.star.sheet.addin.Analysis.getQuotient(ROW([.B73]);5));[.B72]-1)" office:value-type="float" office:value="267">
            <text:p>26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ooc:=IF(OR(MOD([.A74];7)=0;com.sun.star.sheet.addin.Analysis.getIsodd([.A74]));SUM([.B73];com.sun.star.sheet.addin.Analysis.getQuotient(ROW([.B74]);5));[.B73]-1)" office:value-type="float" office:value="266">
            <text:p>26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ooc:=IF(OR(MOD([.A75];7)=0;com.sun.star.sheet.addin.Analysis.getIsodd([.A75]));SUM([.B74];com.sun.star.sheet.addin.Analysis.getQuotient(ROW([.B75]);5));[.B74]-1)" office:value-type="float" office:value="281">
            <text:p>28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ooc:=IF(OR(MOD([.A76];7)=0;com.sun.star.sheet.addin.Analysis.getIsodd([.A76]));SUM([.B75];com.sun.star.sheet.addin.Analysis.getQuotient(ROW([.B76]);5));[.B75]-1)" office:value-type="float" office:value="280">
            <text:p>28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ooc:=IF(OR(MOD([.A77];7)=0;com.sun.star.sheet.addin.Analysis.getIsodd([.A77]));SUM([.B76];com.sun.star.sheet.addin.Analysis.getQuotient(ROW([.B77]);5));[.B76]-1)" office:value-type="float" office:value="295">
            <text:p>29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ooc:=IF(OR(MOD([.A78];7)=0;com.sun.star.sheet.addin.Analysis.getIsodd([.A78]));SUM([.B77];com.sun.star.sheet.addin.Analysis.getQuotient(ROW([.B78]);5));[.B77]-1)" office:value-type="float" office:value="294">
            <text:p>29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ooc:=IF(OR(MOD([.A79];7)=0;com.sun.star.sheet.addin.Analysis.getIsodd([.A79]));SUM([.B78];com.sun.star.sheet.addin.Analysis.getQuotient(ROW([.B79]);5));[.B78]-1)" office:value-type="float" office:value="309">
            <text:p>30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ooc:=IF(OR(MOD([.A80];7)=0;com.sun.star.sheet.addin.Analysis.getIsodd([.A80]));SUM([.B79];com.sun.star.sheet.addin.Analysis.getQuotient(ROW([.B80]);5));[.B79]-1)" office:value-type="float" office:value="308">
            <text:p>30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ooc:=IF(OR(MOD([.A81];7)=0;com.sun.star.sheet.addin.Analysis.getIsodd([.A81]));SUM([.B80];com.sun.star.sheet.addin.Analysis.getQuotient(ROW([.B81]);5));[.B80]-1)" office:value-type="float" office:value="324">
            <text:p>32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ooc:=IF(OR(MOD([.A82];7)=0;com.sun.star.sheet.addin.Analysis.getIsodd([.A82]));SUM([.B81];com.sun.star.sheet.addin.Analysis.getQuotient(ROW([.B82]);5));[.B81]-1)" office:value-type="float" office:value="340">
            <text:p>34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ooc:=IF(OR(MOD([.A83];7)=0;com.sun.star.sheet.addin.Analysis.getIsodd([.A83]));SUM([.B82];com.sun.star.sheet.addin.Analysis.getQuotient(ROW([.B83]);5));[.B82]-1)" office:value-type="float" office:value="356">
            <text:p>35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ooc:=IF(OR(MOD([.A84];7)=0;com.sun.star.sheet.addin.Analysis.getIsodd([.A84]));SUM([.B83];com.sun.star.sheet.addin.Analysis.getQuotient(ROW([.B84]);5));[.B83]-1)" office:value-type="float" office:value="355">
            <text:p>35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ooc:=IF(OR(MOD([.A85];7)=0;com.sun.star.sheet.addin.Analysis.getIsodd([.A85]));SUM([.B84];com.sun.star.sheet.addin.Analysis.getQuotient(ROW([.B85]);5));[.B84]-1)" office:value-type="float" office:value="372">
            <text:p>37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ooc:=IF(OR(MOD([.A86];7)=0;com.sun.star.sheet.addin.Analysis.getIsodd([.A86]));SUM([.B85];com.sun.star.sheet.addin.Analysis.getQuotient(ROW([.B86]);5));[.B85]-1)" office:value-type="float" office:value="371">
            <text:p>37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ooc:=IF(OR(MOD([.A87];7)=0;com.sun.star.sheet.addin.Analysis.getIsodd([.A87]));SUM([.B86];com.sun.star.sheet.addin.Analysis.getQuotient(ROW([.B87]);5));[.B86]-1)" office:value-type="float" office:value="388">
            <text:p>38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IF(OR(MOD([.A88];7)=0;com.sun.star.sheet.addin.Analysis.getIsodd([.A88]));SUM([.B87];com.sun.star.sheet.addin.Analysis.getQuotient(ROW([.B88]);5));[.B87]-1)" office:value-type="float" office:value="387">
            <text:p>38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ooc:=IF(OR(MOD([.A89];7)=0;com.sun.star.sheet.addin.Analysis.getIsodd([.A89]));SUM([.B88];com.sun.star.sheet.addin.Analysis.getQuotient(ROW([.B89]);5));[.B88]-1)" office:value-type="float" office:value="404">
            <text:p>40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ooc:=IF(OR(MOD([.A90];7)=0;com.sun.star.sheet.addin.Analysis.getIsodd([.A90]));SUM([.B89];com.sun.star.sheet.addin.Analysis.getQuotient(ROW([.B90]);5));[.B89]-1)" office:value-type="float" office:value="403">
            <text:p>40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ooc:=IF(OR(MOD([.A91];7)=0;com.sun.star.sheet.addin.Analysis.getIsodd([.A91]));SUM([.B90];com.sun.star.sheet.addin.Analysis.getQuotient(ROW([.B91]);5));[.B90]-1)" office:value-type="float" office:value="421">
            <text:p>42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ooc:=IF(OR(MOD([.A92];7)=0;com.sun.star.sheet.addin.Analysis.getIsodd([.A92]));SUM([.B91];com.sun.star.sheet.addin.Analysis.getQuotient(ROW([.B92]);5));[.B91]-1)" office:value-type="float" office:value="420">
            <text:p>42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ooc:=IF(OR(MOD([.A93];7)=0;com.sun.star.sheet.addin.Analysis.getIsodd([.A93]));SUM([.B92];com.sun.star.sheet.addin.Analysis.getQuotient(ROW([.B93]);5));[.B92]-1)" office:value-type="float" office:value="438">
            <text:p>43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ooc:=IF(OR(MOD([.A94];7)=0;com.sun.star.sheet.addin.Analysis.getIsodd([.A94]));SUM([.B93];com.sun.star.sheet.addin.Analysis.getQuotient(ROW([.B94]);5));[.B93]-1)" office:value-type="float" office:value="437">
            <text:p>43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ooc:=IF(OR(MOD([.A95];7)=0;com.sun.star.sheet.addin.Analysis.getIsodd([.A95]));SUM([.B94];com.sun.star.sheet.addin.Analysis.getQuotient(ROW([.B95]);5));[.B94]-1)" office:value-type="float" office:value="456">
            <text:p>45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ooc:=IF(OR(MOD([.A96];7)=0;com.sun.star.sheet.addin.Analysis.getIsodd([.A96]));SUM([.B95];com.sun.star.sheet.addin.Analysis.getQuotient(ROW([.B96]);5));[.B95]-1)" office:value-type="float" office:value="475">
            <text:p>47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ooc:=IF(OR(MOD([.A97];7)=0;com.sun.star.sheet.addin.Analysis.getIsodd([.A97]));SUM([.B96];com.sun.star.sheet.addin.Analysis.getQuotient(ROW([.B97]);5));[.B96]-1)" office:value-type="float" office:value="494">
            <text:p>49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ooc:=IF(OR(MOD([.A98];7)=0;com.sun.star.sheet.addin.Analysis.getIsodd([.A98]));SUM([.B97];com.sun.star.sheet.addin.Analysis.getQuotient(ROW([.B98]);5));[.B97]-1)" office:value-type="float" office:value="493">
            <text:p>49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ooc:=IF(OR(MOD([.A99];7)=0;com.sun.star.sheet.addin.Analysis.getIsodd([.A99]));SUM([.B98];com.sun.star.sheet.addin.Analysis.getQuotient(ROW([.B99]);5));[.B98]-1)" office:value-type="float" office:value="512">
            <text:p>51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ooc:=IF(OR(MOD([.A100];7)=0;com.sun.star.sheet.addin.Analysis.getIsodd([.A100]));SUM([.B99];com.sun.star.sheet.addin.Analysis.getQuotient(ROW([.B100]);5));[.B99]-1)" office:value-type="float" office:value="511">
            <text:p>51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ooc:=IF(OR(MOD([.A101];7)=0;com.sun.star.sheet.addin.Analysis.getIsodd([.A101]));SUM([.B100];com.sun.star.sheet.addin.Analysis.getQuotient(ROW([.B101]);5));[.B100]-1)" office:value-type="float" office:value="531">
            <text:p>53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ooc:=IF(OR(MOD([.A102];7)=0;com.sun.star.sheet.addin.Analysis.getIsodd([.A102]));SUM([.B101];com.sun.star.sheet.addin.Analysis.getQuotient(ROW([.B102]);5));[.B101]-1)" office:value-type="float" office:value="530">
            <text:p>53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ooc:=IF(OR(MOD([.A103];7)=0;com.sun.star.sheet.addin.Analysis.getIsodd([.A103]));SUM([.B102];com.sun.star.sheet.addin.Analysis.getQuotient(ROW([.B103]);5));[.B102]-1)" office:value-type="float" office:value="550">
            <text:p>55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ooc:=IF(OR(MOD([.A104];7)=0;com.sun.star.sheet.addin.Analysis.getIsodd([.A104]));SUM([.B103];com.sun.star.sheet.addin.Analysis.getQuotient(ROW([.B104]);5));[.B103]-1)" office:value-type="float" office:value="549">
            <text:p>54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ooc:=IF(OR(MOD([.A105];7)=0;com.sun.star.sheet.addin.Analysis.getIsodd([.A105]));SUM([.B104];com.sun.star.sheet.addin.Analysis.getQuotient(ROW([.B105]);5));[.B104]-1)" office:value-type="float" office:value="570">
            <text:p>57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ooc:=IF(OR(MOD([.A106];7)=0;com.sun.star.sheet.addin.Analysis.getIsodd([.A106]));SUM([.B105];com.sun.star.sheet.addin.Analysis.getQuotient(ROW([.B106]);5));[.B105]-1)" office:value-type="float" office:value="569">
            <text:p>56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ooc:=IF(OR(MOD([.A107];7)=0;com.sun.star.sheet.addin.Analysis.getIsodd([.A107]));SUM([.B106];com.sun.star.sheet.addin.Analysis.getQuotient(ROW([.B107]);5));[.B106]-1)" office:value-type="float" office:value="590">
            <text:p>59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ooc:=IF(OR(MOD([.A108];7)=0;com.sun.star.sheet.addin.Analysis.getIsodd([.A108]));SUM([.B107];com.sun.star.sheet.addin.Analysis.getQuotient(ROW([.B108]);5));[.B107]-1)" office:value-type="float" office:value="589">
            <text:p>58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ooc:=IF(OR(MOD([.A109];7)=0;com.sun.star.sheet.addin.Analysis.getIsodd([.A109]));SUM([.B108];com.sun.star.sheet.addin.Analysis.getQuotient(ROW([.B109]);5));[.B108]-1)" office:value-type="float" office:value="610">
            <text:p>61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ooc:=IF(OR(MOD([.A110];7)=0;com.sun.star.sheet.addin.Analysis.getIsodd([.A110]));SUM([.B109];com.sun.star.sheet.addin.Analysis.getQuotient(ROW([.B110]);5));[.B109]-1)" office:value-type="float" office:value="632">
            <text:p>63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ooc:=IF(OR(MOD([.A111];7)=0;com.sun.star.sheet.addin.Analysis.getIsodd([.A111]));SUM([.B110];com.sun.star.sheet.addin.Analysis.getQuotient(ROW([.B111]);5));[.B110]-1)" office:value-type="float" office:value="654">
            <text:p>65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ooc:=IF(OR(MOD([.A112];7)=0;com.sun.star.sheet.addin.Analysis.getIsodd([.A112]));SUM([.B111];com.sun.star.sheet.addin.Analysis.getQuotient(ROW([.B112]);5));[.B111]-1)" office:value-type="float" office:value="653">
            <text:p>65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ooc:=IF(OR(MOD([.A113];7)=0;com.sun.star.sheet.addin.Analysis.getIsodd([.A113]));SUM([.B112];com.sun.star.sheet.addin.Analysis.getQuotient(ROW([.B113]);5));[.B112]-1)" office:value-type="float" office:value="675">
            <text:p>67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ooc:=IF(OR(MOD([.A114];7)=0;com.sun.star.sheet.addin.Analysis.getIsodd([.A114]));SUM([.B113];com.sun.star.sheet.addin.Analysis.getQuotient(ROW([.B114]);5));[.B113]-1)" office:value-type="float" office:value="674">
            <text:p>67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ooc:=IF(OR(MOD([.A115];7)=0;com.sun.star.sheet.addin.Analysis.getIsodd([.A115]));SUM([.B114];com.sun.star.sheet.addin.Analysis.getQuotient(ROW([.B115]);5));[.B114]-1)" office:value-type="float" office:value="697">
            <text:p>69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ooc:=IF(OR(MOD([.A116];7)=0;com.sun.star.sheet.addin.Analysis.getIsodd([.A116]));SUM([.B115];com.sun.star.sheet.addin.Analysis.getQuotient(ROW([.B116]);5));[.B115]-1)" office:value-type="float" office:value="696">
            <text:p>69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ooc:=IF(OR(MOD([.A117];7)=0;com.sun.star.sheet.addin.Analysis.getIsodd([.A117]));SUM([.B116];com.sun.star.sheet.addin.Analysis.getQuotient(ROW([.B117]);5));[.B116]-1)" office:value-type="float" office:value="719">
            <text:p>71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ooc:=IF(OR(MOD([.A118];7)=0;com.sun.star.sheet.addin.Analysis.getIsodd([.A118]));SUM([.B117];com.sun.star.sheet.addin.Analysis.getQuotient(ROW([.B118]);5));[.B117]-1)" office:value-type="float" office:value="718">
            <text:p>71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ooc:=IF(OR(MOD([.A119];7)=0;com.sun.star.sheet.addin.Analysis.getIsodd([.A119]));SUM([.B118];com.sun.star.sheet.addin.Analysis.getQuotient(ROW([.B119]);5));[.B118]-1)" office:value-type="float" office:value="741">
            <text:p>74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ooc:=IF(OR(MOD([.A120];7)=0;com.sun.star.sheet.addin.Analysis.getIsodd([.A120]));SUM([.B119];com.sun.star.sheet.addin.Analysis.getQuotient(ROW([.B120]);5));[.B119]-1)" office:value-type="float" office:value="740">
            <text:p>74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ooc:=IF(OR(MOD([.A121];7)=0;com.sun.star.sheet.addin.Analysis.getIsodd([.A121]));SUM([.B120];com.sun.star.sheet.addin.Analysis.getQuotient(ROW([.B121]);5));[.B120]-1)" office:value-type="float" office:value="764">
            <text:p>76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ooc:=IF(OR(MOD([.A122];7)=0;com.sun.star.sheet.addin.Analysis.getIsodd([.A122]));SUM([.B121];com.sun.star.sheet.addin.Analysis.getQuotient(ROW([.B122]);5));[.B121]-1)" office:value-type="float" office:value="763">
            <text:p>76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ooc:=IF(OR(MOD([.A123];7)=0;com.sun.star.sheet.addin.Analysis.getIsodd([.A123]));SUM([.B122];com.sun.star.sheet.addin.Analysis.getQuotient(ROW([.B123]);5));[.B122]-1)" office:value-type="float" office:value="787">
            <text:p>78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ooc:=IF(OR(MOD([.A124];7)=0;com.sun.star.sheet.addin.Analysis.getIsodd([.A124]));SUM([.B123];com.sun.star.sheet.addin.Analysis.getQuotient(ROW([.B124]);5));[.B123]-1)" office:value-type="float" office:value="811">
            <text:p>81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ooc:=IF(OR(MOD([.A125];7)=0;com.sun.star.sheet.addin.Analysis.getIsodd([.A125]));SUM([.B124];com.sun.star.sheet.addin.Analysis.getQuotient(ROW([.B125]);5));[.B124]-1)" office:value-type="float" office:value="836">
            <text:p>83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ooc:=IF(OR(MOD([.A126];7)=0;com.sun.star.sheet.addin.Analysis.getIsodd([.A126]));SUM([.B125];com.sun.star.sheet.addin.Analysis.getQuotient(ROW([.B126]);5));[.B125]-1)" office:value-type="float" office:value="835">
            <text:p>83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ooc:=IF(OR(MOD([.A127];7)=0;com.sun.star.sheet.addin.Analysis.getIsodd([.A127]));SUM([.B126];com.sun.star.sheet.addin.Analysis.getQuotient(ROW([.B127]);5));[.B126]-1)" office:value-type="float" office:value="860">
            <text:p>86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ooc:=IF(OR(MOD([.A128];7)=0;com.sun.star.sheet.addin.Analysis.getIsodd([.A128]));SUM([.B127];com.sun.star.sheet.addin.Analysis.getQuotient(ROW([.B128]);5));[.B127]-1)" office:value-type="float" office:value="859">
            <text:p>85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ooc:=IF(OR(MOD([.A129];7)=0;com.sun.star.sheet.addin.Analysis.getIsodd([.A129]));SUM([.B128];com.sun.star.sheet.addin.Analysis.getQuotient(ROW([.B129]);5));[.B128]-1)" office:value-type="float" office:value="884">
            <text:p>88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ooc:=IF(OR(MOD([.A130];7)=0;com.sun.star.sheet.addin.Analysis.getIsodd([.A130]));SUM([.B129];com.sun.star.sheet.addin.Analysis.getQuotient(ROW([.B130]);5));[.B129]-1)" office:value-type="float" office:value="883">
            <text:p>8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ooc:=IF(OR(MOD([.A131];7)=0;com.sun.star.sheet.addin.Analysis.getIsodd([.A131]));SUM([.B130];com.sun.star.sheet.addin.Analysis.getQuotient(ROW([.B131]);5));[.B130]-1)" office:value-type="float" office:value="909">
            <text:p>90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ooc:=IF(OR(MOD([.A132];7)=0;com.sun.star.sheet.addin.Analysis.getIsodd([.A132]));SUM([.B131];com.sun.star.sheet.addin.Analysis.getQuotient(ROW([.B132]);5));[.B131]-1)" office:value-type="float" office:value="908">
            <text:p>90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ooc:=IF(OR(MOD([.A133];7)=0;com.sun.star.sheet.addin.Analysis.getIsodd([.A133]));SUM([.B132];com.sun.star.sheet.addin.Analysis.getQuotient(ROW([.B133]);5));[.B132]-1)" office:value-type="float" office:value="934">
            <text:p>93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ooc:=IF(OR(MOD([.A134];7)=0;com.sun.star.sheet.addin.Analysis.getIsodd([.A134]));SUM([.B133];com.sun.star.sheet.addin.Analysis.getQuotient(ROW([.B134]);5));[.B133]-1)" office:value-type="float" office:value="933">
            <text:p>93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ooc:=IF(OR(MOD([.A135];7)=0;com.sun.star.sheet.addin.Analysis.getIsodd([.A135]));SUM([.B134];com.sun.star.sheet.addin.Analysis.getQuotient(ROW([.B135]);5));[.B134]-1)" office:value-type="float" office:value="960">
            <text:p>96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ooc:=IF(OR(MOD([.A136];7)=0;com.sun.star.sheet.addin.Analysis.getIsodd([.A136]));SUM([.B135];com.sun.star.sheet.addin.Analysis.getQuotient(ROW([.B136]);5));[.B135]-1)" office:value-type="float" office:value="959">
            <text:p>95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ooc:=IF(OR(MOD([.A137];7)=0;com.sun.star.sheet.addin.Analysis.getIsodd([.A137]));SUM([.B136];com.sun.star.sheet.addin.Analysis.getQuotient(ROW([.B137]);5));[.B136]-1)" office:value-type="float" office:value="986">
            <text:p>98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ooc:=IF(OR(MOD([.A138];7)=0;com.sun.star.sheet.addin.Analysis.getIsodd([.A138]));SUM([.B137];com.sun.star.sheet.addin.Analysis.getQuotient(ROW([.B138]);5));[.B137]-1)" office:value-type="float" office:value="1013">
            <text:p>10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ooc:=IF(OR(MOD([.A139];7)=0;com.sun.star.sheet.addin.Analysis.getIsodd([.A139]));SUM([.B138];com.sun.star.sheet.addin.Analysis.getQuotient(ROW([.B139]);5));[.B138]-1)" office:value-type="float" office:value="1040">
            <text:p>104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ooc:=IF(OR(MOD([.A140];7)=0;com.sun.star.sheet.addin.Analysis.getIsodd([.A140]));SUM([.B139];com.sun.star.sheet.addin.Analysis.getQuotient(ROW([.B140]);5));[.B139]-1)" office:value-type="float" office:value="1039">
            <text:p>103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ooc:=IF(OR(MOD([.A141];7)=0;com.sun.star.sheet.addin.Analysis.getIsodd([.A141]));SUM([.B140];com.sun.star.sheet.addin.Analysis.getQuotient(ROW([.B141]);5));[.B140]-1)" office:value-type="float" office:value="1067">
            <text:p>106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ooc:=IF(OR(MOD([.A142];7)=0;com.sun.star.sheet.addin.Analysis.getIsodd([.A142]));SUM([.B141];com.sun.star.sheet.addin.Analysis.getQuotient(ROW([.B142]);5));[.B141]-1)" office:value-type="float" office:value="1066">
            <text:p>106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ooc:=IF(OR(MOD([.A143];7)=0;com.sun.star.sheet.addin.Analysis.getIsodd([.A143]));SUM([.B142];com.sun.star.sheet.addin.Analysis.getQuotient(ROW([.B143]);5));[.B142]-1)" office:value-type="float" office:value="1094">
            <text:p>109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ooc:=IF(OR(MOD([.A144];7)=0;com.sun.star.sheet.addin.Analysis.getIsodd([.A144]));SUM([.B143];com.sun.star.sheet.addin.Analysis.getQuotient(ROW([.B144]);5));[.B143]-1)" office:value-type="float" office:value="1093">
            <text:p>109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ooc:=IF(OR(MOD([.A145];7)=0;com.sun.star.sheet.addin.Analysis.getIsodd([.A145]));SUM([.B144];com.sun.star.sheet.addin.Analysis.getQuotient(ROW([.B145]);5));[.B144]-1)" office:value-type="float" office:value="1122">
            <text:p>112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ooc:=IF(OR(MOD([.A146];7)=0;com.sun.star.sheet.addin.Analysis.getIsodd([.A146]));SUM([.B145];com.sun.star.sheet.addin.Analysis.getQuotient(ROW([.B146]);5));[.B145]-1)" office:value-type="float" office:value="1121">
            <text:p>112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ooc:=IF(OR(MOD([.A147];7)=0;com.sun.star.sheet.addin.Analysis.getIsodd([.A147]));SUM([.B146];com.sun.star.sheet.addin.Analysis.getQuotient(ROW([.B147]);5));[.B146]-1)" office:value-type="float" office:value="1150">
            <text:p>115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ooc:=IF(OR(MOD([.A148];7)=0;com.sun.star.sheet.addin.Analysis.getIsodd([.A148]));SUM([.B147];com.sun.star.sheet.addin.Analysis.getQuotient(ROW([.B148]);5));[.B147]-1)" office:value-type="float" office:value="1149">
            <text:p>114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ooc:=IF(OR(MOD([.A149];7)=0;com.sun.star.sheet.addin.Analysis.getIsodd([.A149]));SUM([.B148];com.sun.star.sheet.addin.Analysis.getQuotient(ROW([.B149]);5));[.B148]-1)" office:value-type="float" office:value="1178">
            <text:p>117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ooc:=IF(OR(MOD([.A150];7)=0;com.sun.star.sheet.addin.Analysis.getIsodd([.A150]));SUM([.B149];com.sun.star.sheet.addin.Analysis.getQuotient(ROW([.B150]);5));[.B149]-1)" office:value-type="float" office:value="1177">
            <text:p>117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ooc:=IF(OR(MOD([.A151];7)=0;com.sun.star.sheet.addin.Analysis.getIsodd([.A151]));SUM([.B150];com.sun.star.sheet.addin.Analysis.getQuotient(ROW([.B151]);5));[.B150]-1)" office:value-type="float" office:value="1207">
            <text:p>120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ooc:=IF(OR(MOD([.A152];7)=0;com.sun.star.sheet.addin.Analysis.getIsodd([.A152]));SUM([.B151];com.sun.star.sheet.addin.Analysis.getQuotient(ROW([.B152]);5));[.B151]-1)" office:value-type="float" office:value="1237">
            <text:p>123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ooc:=IF(OR(MOD([.A153];7)=0;com.sun.star.sheet.addin.Analysis.getIsodd([.A153]));SUM([.B152];com.sun.star.sheet.addin.Analysis.getQuotient(ROW([.B153]);5));[.B152]-1)" office:value-type="float" office:value="1267">
            <text:p>126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ooc:=IF(OR(MOD([.A154];7)=0;com.sun.star.sheet.addin.Analysis.getIsodd([.A154]));SUM([.B153];com.sun.star.sheet.addin.Analysis.getQuotient(ROW([.B154]);5));[.B153]-1)" office:value-type="float" office:value="1266">
            <text:p>126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ooc:=IF(OR(MOD([.A155];7)=0;com.sun.star.sheet.addin.Analysis.getIsodd([.A155]));SUM([.B154];com.sun.star.sheet.addin.Analysis.getQuotient(ROW([.B155]);5));[.B154]-1)" office:value-type="float" office:value="1297">
            <text:p>129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ooc:=IF(OR(MOD([.A156];7)=0;com.sun.star.sheet.addin.Analysis.getIsodd([.A156]));SUM([.B155];com.sun.star.sheet.addin.Analysis.getQuotient(ROW([.B156]);5));[.B155]-1)" office:value-type="float" office:value="1296">
            <text:p>129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ooc:=IF(OR(MOD([.A157];7)=0;com.sun.star.sheet.addin.Analysis.getIsodd([.A157]));SUM([.B156];com.sun.star.sheet.addin.Analysis.getQuotient(ROW([.B157]);5));[.B156]-1)" office:value-type="float" office:value="1327">
            <text:p>1327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ooc:=IF(OR(MOD([.A158];7)=0;com.sun.star.sheet.addin.Analysis.getIsodd([.A158]));SUM([.B157];com.sun.star.sheet.addin.Analysis.getQuotient(ROW([.B158]);5));[.B157]-1)" office:value-type="float" office:value="1326">
            <text:p>132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ooc:=IF(OR(MOD([.A159];7)=0;com.sun.star.sheet.addin.Analysis.getIsodd([.A159]));SUM([.B158];com.sun.star.sheet.addin.Analysis.getQuotient(ROW([.B159]);5));[.B158]-1)" office:value-type="float" office:value="1357">
            <text:p>135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ooc:=IF(OR(MOD([.A160];7)=0;com.sun.star.sheet.addin.Analysis.getIsodd([.A160]));SUM([.B159];com.sun.star.sheet.addin.Analysis.getQuotient(ROW([.B160]);5));[.B159]-1)" office:value-type="float" office:value="1356">
            <text:p>1356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3">23/02/2007</text:date>, <text:time>16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ean-Christophe Taveau</meta:initial-creator>
    <meta:creation-date>2007-02-23T15:43:24</meta:creation-date>
    <dc:creator>Jean-Christophe Taveau</dc:creator>
    <dc:date>2007-02-23T16:54:40</dc:date>
    <dc:language>fr-FR</dc:language>
    <meta:editing-cycles>2</meta:editing-cycles>
    <meta:editing-duration>PT1H11M18S</meta:editing-duration>
    <meta:user-defined meta:name="Info 1"/>
    <meta:user-defined meta:name="Info 2"/>
    <meta:user-defined meta:name="Info 3"/>
    <meta:user-defined meta:name="Info 4"/>
    <meta:document-statistic meta:table-count="3" meta:cell-count="320"/>
  </office:meta>
</office:document-meta>
</file>